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office:version="1.2">
  <office:body>
    <office:text>
      <text:h text:style-name="Heading_20_1" text:outline-level="1">Office Document Demo</text:h>
      <text:p>This is a demo ODT (OpenDocument Text) file to showcase Static Flow's office document support.</text:p>
      <text:p/>
      <text:h text:style-name="Heading_20_2" text:outline-level="2">Features</text:h>
      <text:p>Static Flow can convert various office formats to PDF:</text:p>
      <text:list>
        <text:list-item>
          <text:p>ODT - OpenDocument Text</text:p>
        </text:list-item>
        <text:list-item>
          <text:p>DOCX - Microsoft Word</text:p>
        </text:list-item>
        <text:list-item>
          <text:p>PPTX - Microsoft PowerPoint</text:p>
        </text:list-item>
        <text:list-item>
          <text:p>ODS - OpenDocument Spreadsheet</text:p>
        </text:list-item>
      </text:list>
      <text:p/>
      <text:h text:style-name="Heading_20_2" text:outline-level="2">How It Works</text:h>
      <text:p>During the build process, Static Flow uses LibreOffice in headless mode to convert office documents to PDF format, making them viewable in any web browser.</text:p>
      <text:p/>
      <text:h text:style-name="Heading_20_2" text:outline-level="2">Requirements</text:h>
      <text:p>LibreOffice must be installed on your system. Run "staticflow setup" to check if it is available.</text:p>
    </office:text>
  </office:body>
</office:document-content>
</file>